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1" style:family="table">
      <style:table-properties style:width="18.002cm" table:align="margins" fo:keep-with-next="always" style:writing-mode="lr-tb"/>
    </style:style>
    <style:style style:name="Table1.A" style:family="table-column">
      <style:table-column-properties style:column-width="18.002cm" style:rel-column-width="65535*"/>
    </style:style>
    <style:style style:name="Table1.1" style:family="table-row">
      <style:table-row-properties style:min-row-height="25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8.002cm" table:align="margins" style:writing-mode="lr-tb"/>
    </style:style>
    <style:style style:name="Table2.A" style:family="table-column">
      <style:table-column-properties style:column-width="18.002cm" style:rel-column-width="65535*"/>
    </style:style>
    <style:style style:name="Table2.1" style:family="table-row">
      <style:table-row-properties style:min-row-height="25.7cm" fo:keep-together="always"/>
    </style:style>
    <style:style style:name="Table2.A1" style:family="table-cell">
      <style:table-cell-properties fo:padding="0.03cm" fo:border="none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2" style:family="paragraph" style:parent-style-name="Footer">
      <style:paragraph-properties style:snap-to-layout-grid="false"/>
    </style:style>
    <style:style style:name="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4" style:family="paragraph" style:parent-style-name="Footer">
      <style:paragraph-properties fo:text-align="end" style:justify-single-word="false" style:snap-to-layout-grid="false"/>
    </style:style>
    <style:style style:name="P5" style:family="paragraph" style:parent-style-name="Footer">
      <style:text-properties fo:language="fr" fo:country="BE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style:use-window-font-color="true" fo:font-style="normal" style:font-style-asian="normal" style:font-style-complex="normal"/>
    </style:style>
    <style:style style:name="P8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9" style:family="paragraph" style:parent-style-name="Standard">
      <style:text-properties style:use-window-font-color="true" fo:font-style="italic" style:font-style-asian="italic" style:font-style-complex="italic"/>
    </style:style>
    <style:style style:name="P10" style:family="paragraph" style:parent-style-name="Standard">
      <style:text-properties style:use-window-font-color="true" fo:font-style="italic" officeooo:paragraph-rsid="0030f1e5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style:text-underline-style="none" fo:font-weight="normal" officeooo:paragraph-rsid="0030f1e5" style:font-weight-asian="normal" style:font-weight-complex="normal"/>
    </style:style>
    <style:style style:name="P14" style:family="paragraph" style:parent-style-name="Standard">
      <style:text-properties style:use-window-font-color="true" fo:font-size="6pt" fo:language="fr" fo:country="BE" fo:font-weight="bold" officeooo:paragraph-rsid="002694e4" style:font-size-asian="5.25pt" style:font-weight-asian="bold" style:font-size-complex="6pt" style:font-weight-complex="bold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normal" officeooo:paragraph-rsid="0030f1e5" style:font-weight-asian="normal" style:font-weight-complex="normal"/>
    </style:style>
    <style:style style:name="P17" style:family="paragraph" style:parent-style-name="Standard">
      <style:text-properties style:use-window-font-color="true" officeooo:paragraph-rsid="0030f1e5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fo:font-style="italic" style:text-underline-style="solid" style:text-underline-width="auto" style:text-underline-color="font-color" officeooo:paragraph-rsid="0021eb00" style:font-style-asian="italic" style:font-style-complex="italic"/>
    </style:style>
    <style:style style:name="P21" style:family="paragraph" style:parent-style-name="Table_20_Contents">
      <style:text-properties fo:font-style="italic" style:text-underline-style="solid" style:text-underline-width="auto" style:text-underline-color="font-color" officeooo:paragraph-rsid="002694e4" style:font-style-asian="italic" style:font-style-complex="italic"/>
    </style:style>
    <style:style style:name="P22" style:family="paragraph" style:parent-style-name="Table_20_Contents">
      <style:text-properties officeooo:paragraph-rsid="002694e4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text-properties officeooo:paragraph-rsid="001f9fcb"/>
    </style:style>
    <style:style style:name="P25" style:family="paragraph" style:parent-style-name="Text_20_body">
      <style:text-properties officeooo:paragraph-rsid="0030f1e5"/>
    </style:style>
    <style:style style:name="P26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1pt" officeooo:paragraph-rsid="000e629a" style:font-size-asian="11pt" style:font-size-complex="11pt"/>
    </style:style>
    <style:style style:name="P27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1pt" officeooo:paragraph-rsid="0030f1e5" style:font-size-asian="11pt" style:font-size-complex="11pt"/>
    </style:style>
    <style:style style:name="P28" style:family="paragraph" style:parent-style-name="Standard">
      <style:paragraph-properties fo:text-align="center" style:justify-single-word="false" fo:break-before="page"/>
      <style:text-properties style:use-window-font-color="true" fo:font-size="14pt" fo:font-style="normal" officeooo:rsid="0030f1e5" officeooo:paragraph-rsid="0030f1e5" style:font-size-asian="14pt" style:font-style-asian="normal" style:font-size-complex="14pt" style:font-style-complex="normal"/>
    </style:style>
    <style:style style:name="P29" style:family="paragraph" style:parent-style-name="Text_20_body" style:master-page-name="Standard">
      <style:paragraph-properties style:page-number="auto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use-window-font-color="true" style:text-underline-style="solid" style:text-underline-width="auto" style:text-underline-color="font-color"/>
    </style:style>
    <style:style style:name="T5" style:family="text">
      <style:text-properties officeooo:rsid="0024e5b8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COLLÈGE COMMUNAL</text:p>
          </table:table-cell>
        </table:table-row>
      </table:table>
      <text:p text:style-name="P23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text-input text:description="">self.Title()</text:text-input></text:p>
          </table:table-cell>
        </table:table-row>
      </table:table>
      <text:p text:style-name="P7"/>
      <text:p text:style-name="P8">Composition de l'assemblée :</text:p>
      <text:p text:style-name="P7"><office:annotation><dc:date>2008-08-18T00:00:00</dc:date><text:p>do text</text:p><text:p>from xhtml(view.printAssembly())</text:p></office:annotation></text:p>
      <text:p text:style-name="P7"/>
      <text:p text:style-name="P11"><text:line-break/>ORDRE DU JOUR</text:p>
      <text:p text:style-name="P9"/>
      <text:section text:style-name="Sect1" text:name="Item">
        <text:p text:style-name="P26"><office:annotation><dc:date>2007-09-24T00:00:00</dc:date><text:p>do section- for item in self.get_items(uids=itemUids, list_types=['normal'], ordered=True)</text:p></office:annotation><text:text-input text:description="">item.getItemNumber(relativeTo='meeting', for_display=True)</text:text-input>. <text:text-input text:description="">item.Title()</text:text-input></text:p>
        <text:p text:style-name="P6"><office:annotation><dc:date>2007-09-24T00:00:00</dc:date><text:p>do text</text:p><text:p>from xhtml(view.printXhtml(item, item.Description()))</text:p></office:annotation>Description</text:p>
        <text:p text:style-name="P6"/>
        <text:p text:style-name="P6"><office:annotation><dc:creator>Gauthier Bastien</dc:creator><dc:date>2011-05-03T15:59:51</dc:date><text:p text:style-name="P30"><text:span text:style-name="T9">do text</text:span></text:p><text:p text:style-name="P30"><text:span text:style-name="T9">from xhtml(view.printAdvicesInfos(item))</text:span></text:p></office:annotation>Avis</text:p>
        <text:p text:style-name="P12"/>
        <text:p text:style-name="P15">Projet de délibération :</text:p>
        <text:p text:style-name="P6"><office:annotation><dc:date>2007-09-24T00:00:00</dc:date><text:p text:style-name="P30"><text:span text:style-name="T8">do text</text:span></text:p><text:p text:style-name="P30"><text:span text:style-name="T8">from xhtml(view.printXhtml(item, (item.getMotivation(), '&lt;p&gt;&lt;strong&gt;DECIDE:&lt;/strong&gt;&lt;/p&gt;', item.getDecision())))</text:span></text:p></office:annotation>Projet de décision</text:p>
        <text:p text:style-name="P6"/>
        <text:p text:style-name="P24"><text:span text:style-name="T4">Nombre d'annexes : </text:span><text:span text:style-name="T4"><text:text-input text:description="">len(imio_annex_utils.get_annexes_to_print(item, portal_type='annex'))</text:text-input></text:span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30"><text:span text:style-name="T6">do table- for annex in imio_annex_utils.get_annexes_to_print(item, portal_type='annex'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20"><text:text-input text:description="">annex['title']</text:text-input> (Point n<text:span text:style-name="T5">°</text:span><text:span text:style-name="T5"><text:text-input text:description="">item.getItemNumber(relativeTo='meeting', for_display=True)</text:text-input></text:span>, Annexe <text:text-input text:description="">annex['number']</text:text-input>/<text:text-input text:description="">len(imio_annex_utils.get_annexes_to_print(item, portal_type='annex'))</text:text-input>, page <text:text-input text:description="">image['number']/annex['number_of_images']</text:text-input>)</text:p>
                    <text:p text:style-name="Table_20_Contents"><office:annotation><dc:creator>Gauthier Bastien</dc:creator><dc:date>2013-04-29T14:46:49</dc:date><text:p text:style-name="P30"><text:span text:style-name="T6">do table for image in annex['images']</text:span></text:p></office:annotation><office:annotation><dc:creator>Gauthier Bastien</dc:creator><dc:date>2013-04-29T14:55:47</dc:date><text:p text:style-name="P30"><text:span text:style-name="T6">do text</text:span></text:p><text:p text:style-name="P30"><text:span text:style-name="T6">from document(at=image['path'], anchor='as-char', size=(17.94, 28), convertOptions=view.imageOrientation, format='image'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6"/>
      </text:section>
      <text:section text:style-name="Sect1" text:name="LateItems">
        <text:p text:style-name="P28">Points en urgence</text:p>
        <text:p text:style-name="P10"/>
        <text:p text:style-name="P27"><office:annotation><dc:date>2007-09-24T00:00:00</dc:date><text:p>do section- for item in self.get_items(uids=itemUids, list_types=['late'], ordered=True)</text:p></office:annotation><text:text-input text:description="">item.getItemNumber(relativeTo='meeting', for_display=True)</text:text-input>. <text:text-input text:description="">item.Title()</text:text-input></text:p>
        <text:p text:style-name="P17"><office:annotation><dc:date>2007-09-24T00:00:00</dc:date><text:p>do text</text:p><text:p>from xhtml(view.printXhtml(item, item.Description()))</text:p><text:p/></office:annotation>Description</text:p>
        <text:p text:style-name="P17"/>
        <text:p text:style-name="P17"><office:annotation><dc:creator>Gauthier Bastien</dc:creator><dc:date>2011-05-03T15:59:51</dc:date><text:p text:style-name="P30"><text:span text:style-name="T9">do text</text:span></text:p><text:p text:style-name="P30"><text:span text:style-name="T9">from xhtml(view.printAdvicesInfos(item))</text:span></text:p></office:annotation>Avis</text:p>
        <text:p text:style-name="P13"/>
        <text:p text:style-name="P16">Projet de délibération :</text:p>
        <text:p text:style-name="P17"><office:annotation><dc:date>2007-09-24T00:00:00</dc:date><text:p text:style-name="P30"><text:span text:style-name="T8">do text</text:span></text:p><text:p text:style-name="P30"><text:span text:style-name="T8">from xhtml(view.printXhtml(item, (item.getMotivation(), '&lt;p&gt;&lt;strong&gt;DECIDE:&lt;/strong&gt;&lt;/p&gt;', item.getDecision())))</text:span></text:p></office:annotation>Projet de décision</text:p>
        <text:p text:style-name="P17"/>
        <text:p text:style-name="P25"><text:span text:style-name="T4">Nombre d'annexes : </text:span><text:span text:style-name="T4"><text:text-input text:description="">len(imio_annex_utils.get_annexes_to_print(item, portal_type='annex'))</text:text-input></text:span></text:p>
        <text:p text:style-name="Text_20_body"/>
        <table:table table:name="Table1" table:style-name="Table1">
          <table:table-column table:style-name="Table1.A"/>
          <text:soft-page-break/>
          <table:table-row table:style-name="Table1.1">
            <table:table-cell table:style-name="Table1.A1" office:value-type="string">
              <text:p text:style-name="P22"><office:annotation><dc:creator>Gauthier Bastien</dc:creator><dc:date>2013-04-29T16:44:33</dc:date><text:p text:style-name="P30"><text:span text:style-name="T6">do table- for annex in </text:span><text:span text:style-name="T7">imio_annex_utils.get_annexes_to_print(item, portal_type='annex')</text:span></text:p></office:annotation></text:p>
              <table:table table:name="Table2" table:style-name="Table2">
                <table:table-column table:style-name="Table2.A"/>
                <table:table-row table:style-name="Table2.1">
                  <table:table-cell table:style-name="Table2.A1" office:value-type="string">
                    <text:p text:style-name="P21"><text:text-input text:description="">annex['title']</text:text-input> (Point n°<text:span text:style-name="T5"><text:text-input text:description="">item.getItemNumber(relativeTo='meeting')</text:text-input></text:span>, Annexe <text:text-input text:description="">annex['number']</text:text-input>/<text:text-input text:description="">len(imio_annex_utils.get_annexes_to_print(item, portal_type='annex'))</text:text-input> page <text:text-input text:description="">image['number']</text:text-input>/<text:text-input text:description="">annex['number_of_images']</text:text-input>)</text:p>
                    <text:p text:style-name="P22"><office:annotation><dc:creator>Gauthier Bastien</dc:creator><dc:date>2013-04-29T14:46:49</dc:date><text:p text:style-name="P30"><text:span text:style-name="T6">do table for image in annex['images']</text:span></text:p></office:annotation><office:annotation><dc:creator>Gauthier Bastien</dc:creator><dc:date>2013-04-29T14:55:47</dc:date><text:p text:style-name="P30"><text:span text:style-name="T6">do text</text:span></text:p><text:p text:style-name="P30"><text:span text:style-name="T6">from document(at=image['path'], anchor='as-char', size=(</text:span><text:span text:style-name="T7">17.94, 28</text:span><text:span text:style-name="T6">), </text:span><text:span text:style-name="T7">convertOptions=view.imageOrientation, format='image'</text:span><text:span text:style-name="T6">)</text:span></text:p></office:annotation>Annex image dump</text:p>
                  </table:table-cell>
                </table:table-row>
              </table:table>
            </table:table-cell>
          </table:table-row>
        </table:table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4</text:page-number></text:span><text:span text:style-name="MT3"> / </text:span><text:span text:style-name="MT2"><text:page-count style:num-format="1">4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5-03T16:14:48</meta:creation-date>
    <dc:language>fr-BE</dc:language>
    <meta:editing-cycles>158</meta:editing-cycles>
    <meta:editing-duration>PT4H29M43S</meta:editing-duration>
    <meta:initial-creator>Gauthier Bastien</meta:initial-creator>
    <dc:date>2021-01-25T10:44:31.776698795</dc:date>
    <meta:document-statistic meta:table-count="7" meta:image-count="0" meta:object-count="0" meta:page-count="4" meta:paragraph-count="25" meta:word-count="126" meta:character-count="1035" meta:non-whitespace-character-count="981"/>
    <meta:user-defined meta:name="Info 1"/>
    <meta:user-defined meta:name="Info 2"/>
    <meta:user-defined meta:name="Info 3"/>
    <meta:user-defined meta:name="Info 4"/>
  </office:meta>
</office:document-meta>
</file>